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04_08-58-43_000.jpg</text:p>
          </table:table-cell>
          <table:table-cell table:style-name="ce19" office:value-type="string">
            <text:p>:PHOTO 記録 / PC画面 / 投稿文書 / sputnik / 夏休暇取得の求め</text:p>
          </table:table-cell>
          <table:table-cell table:style-name="ce4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2]=&quot;&quot;;[.C2];CONCATENATE([.C2];&quot; / &quot;;[.E2]))" office:value-type="string" office:string-value=":PHOTO 記録 / PC画面 / 投稿文書 / sputnik / 夏休暇取得の求め">
            <text:p>:PHOTO 記録 / PC画面 / 投稿文書 / sputnik / 夏休暇取得の求め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04_09-00-56_000.jpg</text:p>
          </table:table-cell>
          <table:table-cell table:style-name="ce19" office:value-type="string">
            <text:p>:PHOTO 記録 / PC画面 / 投稿文書 / sputnik / 夏休暇取得の求め</text:p>
          </table:table-cell>
          <table:table-cell table:style-name="ce4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3]=&quot;&quot;;[.C3];CONCATENATE([.C3];&quot; / &quot;;[.E3]))" office:value-type="string" office:string-value=":PHOTO 記録 / PC画面 / 投稿文書 / sputnik / 夏休暇取得の求め">
            <text:p>:PHOTO 記録 / PC画面 / 投稿文書 / sputnik / 夏休暇取得の求め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04_12-12-32_000.jpg</text:p>
          </table:table-cell>
          <table:table-cell table:style-name="ce22" office:value-type="string">
            <text:p>:m 食べた物</text:p>
          </table:table-cell>
          <table:table-cell table:style-name="ce3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04_13-09-47_000.jpg</text:p>
          </table:table-cell>
          <table:table-cell table:style-name="ce18" office:value-type="string">
            <text:p>:PHOTO 記録 / 作ったもの / 盛り付け方 / チョコレート；ダイス型</text:p>
          </table:table-cell>
          <table:table-cell table:style-name="ce17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5]=&quot;&quot;;[.C5];CONCATENATE([.C5];&quot; / &quot;;[.E5]))" office:value-type="string" office:string-value=":PHOTO 記録 / 作ったもの / 盛り付け方 / チョコレート；ダイス型">
            <text:p>:PHOTO 記録 / 作ったもの / 盛り付け方 / チョコレート；ダイス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04_14-26-46_000.jpg</text:p>
          </table:table-cell>
          <table:table-cell table:style-name="ce22" office:value-type="string">
            <text:p>:PHOTO 記録 / 作ったもの / 結び,knot / knot=南京結び,for=本棚に結ぶ,material=トラロープ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6]=&quot;&quot;;[.C6];CONCATENATE([.C6];&quot; / &quot;;[.E6]))" office:value-type="string" office:string-value=":PHOTO 記録 / 作ったもの / 結び,knot / knot=南京結び,for=本棚に結ぶ,material=トラロープ">
            <text:p>:PHOTO 記録 / 作ったもの / 結び,knot / knot=南京結び,for=本棚に結ぶ,material=トラロープ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04_15-24-11_000.jpg</text:p>
          </table:table-cell>
          <table:table-cell table:style-name="ce19" office:value-type="string">
            <text:p>:m RES 1*1 / free# JVEMV6 37#21.4_51 / 37. miscs of miscs / 21. math&amp;physics / 4. knot-theory / theme=memo:steps-for:南京結び / N+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7]=&quot;&quot;;[.C7];CONCATENATE([.C7];&quot; / &quot;;[.E7]))" office:value-type="string" office:string-value=":m RES 1*1 / free# JVEMV6 37#21.4_51 / 37. miscs of miscs / 21. math&amp;physics / 4. knot-theory / theme=memo:steps-for:南京結び / N+">
            <text:p>:m RES 1*1 / free# JVEMV6 37#21.4_51 / 37. miscs of miscs / 21. math&amp;physics / 4. knot-theory / theme=memo:steps-for:南京結び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04_15-44-20_000.jpg</text:p>
          </table:table-cell>
          <table:table-cell table:style-name="ce18" office:value-type="string">
            <text:p>:PHOTO 記録 / 作ったもの / 盛り付け方 / チョコレート；ダイス型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8]=&quot;&quot;;[.C8];CONCATENATE([.C8];&quot; / &quot;;[.E8]))" office:value-type="string" office:string-value=":PHOTO 記録 / 作ったもの / 盛り付け方 / チョコレート；ダイス型">
            <text:p>:PHOTO 記録 / 作ったもの / 盛り付け方 / チョコレート；ダイス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04_16-28-18_000.jpg</text:p>
          </table:table-cell>
          <table:table-cell table:style-name="ce22" office:value-type="string">
            <text:p>:m RES 1*1 / free# JVEMV6 37#17.15_1 / 37. miscs of miscs / 17. natural-history / id=15 クモ；거미 / ?+,N+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9]=&quot;&quot;;[.C9];CONCATENATE([.C9];&quot; / &quot;;[.E9]))" office:value-type="string" office:string-value=":m RES 1*1 / free# JVEMV6 37#17.15_1 / 37. miscs of miscs / 17. natural-history / id=15 クモ；거미 / ?+,N+">
            <text:p>:m RES 1*1 / free# JVEMV6 37#17.15_1 / 37. miscs of miscs / 17. natural-history / id=15 クモ；거미 / ?+,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04_17-18-45_000.jpg</text:p>
          </table:table-cell>
          <table:table-cell table:style-name="ce19" office:value-type="string">
            <text:p>:m anim / dessin / s-18 / theme=ツユクサ：オシベ / N+</text:p>
          </table:table-cell>
          <table:table-cell table:style-name="ce18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9" table:formula="of:=IF([.E10]=&quot;&quot;;[.C10];CONCATENATE([.C10];&quot; / &quot;;[.E10]))" office:value-type="string" office:string-value=":m anim / dessin / s-18 / theme=ツユクサ：オシベ / N+">
            <text:p>:m anim / dessin / s-18 / theme=ツユクサ：オシベ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04_17-40-50_000.jpg</text:p>
          </table:table-cell>
          <table:table-cell table:style-name="ce19" office:value-type="string">
            <text:p>:m 食べた物　間食 / インスタントラーメン；袋入り</text:p>
          </table:table-cell>
          <table:table-cell table:style-name="ce19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11]=&quot;&quot;;[.C11];CONCATENATE([.C11];&quot; / &quot;;[.E11]))" office:value-type="string" office:string-value=":m 食べた物　間食 / インスタントラーメン；袋入り">
            <text:p>:m 食べた物　間食 / インスタントラーメン；袋入り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04_18-04-32_000.jpg</text:p>
          </table:table-cell>
          <table:table-cell table:style-name="ce19" office:value-type="string">
            <text:p>:m RES 1-2*2 / free# JVEMV6 37#23.1_12 / 37. miscs of miscs / 23. CO2 / 1. mind-map / M-47:#17.2,NTP / N+</text:p>
          </table:table-cell>
          <table:table-cell table:style-name="ce17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12]=&quot;&quot;;[.C12];CONCATENATE([.C12];&quot; / &quot;;[.E12]))" office:value-type="string" office:string-value=":m RES 1-2*2 / free# JVEMV6 37#23.1_12 / 37. miscs of miscs / 23. CO2 / 1. mind-map / M-47:#17.2,NTP / N+">
            <text:p>:m RES 1-2*2 / free# JVEMV6 37#23.1_12 / 37. miscs of miscs / 23. CO2 / 1. mind-map / M-47:#17.2,NTP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04_21-03-01_000.jpg</text:p>
          </table:table-cell>
          <table:table-cell table:style-name="ce1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04_23-43-09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326416 E-139-34-49.489746</text:p>
          </table:table-cell>
          <table:table-cell table:style-name="ce39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04_23-51-17_000.jpg</text:p>
          </table:table-cell>
          <table:table-cell table:style-name="ce17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9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04_23-55-56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9-05_00-03-30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9-05_00-08-54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463745 E-139-34-49.544677</text:p>
          </table:table-cell>
          <table:table-cell table:style-name="ce39" table:formula="of:=IF([.E18]=&quot;&quot;;[.C18];CONCATENATE([.C18];&quot; / &quot;;[.E18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9-05_00-42-59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8.504943 E-139-34-49.434814</text:p>
          </table:table-cell>
          <table:table-cell table:style-name="ce39" table:formula="of:=IF([.E19]=&quot;&quot;;[.C19];CONCATENATE([.C19];&quot; / &quot;;[.E1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9-05_00-43-04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04943 E-139-34-49.434814</text:p>
          </table:table-cell>
          <table:table-cell table:style-name="ce39" table:formula="of:=IF([.E20]=&quot;&quot;;[.C20];CONCATENATE([.C20];&quot; / &quot;;[.E20]))" office:value-type="string" office:string-value=":m :PHOTO 寝た時刻 / 2020">
            <text:p>:m :PHOTO 寝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9-05_00-43-12_000.jpg</text:p>
          </table:table-cell>
          <table:table-cell table:style-name="ce8" office:value-type="string">
            <text:p>:PHOTO 記録 / 文書 / 時刻；推移；ストップウオッチ / 飲酒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PHOTO 記録 / 文書 / 時刻；推移；ストップウオッチ / 飲酒">
            <text:p>:PHOTO 記録 / 文書 / 時刻；推移；ストップウオッチ / 飲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9-05_07-16-30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22]=&quot;&quot;;[.C22];CONCATENATE([.C22];&quot; / &quot;;[.E22]))" office:value-type="string" office:string-value=":m :PHOTO 起きた時刻 / 2020">
            <text:p>:m :PHOTO 起き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09-05_07-18-07_000.jpg</text:p>
          </table:table-cell>
          <table:table-cell table:style-name="ce8" office:value-type="string">
            <text:p>:PHOTO 記録用 / @自宅；東側；洗面所から見える；東の犬走り / 自然観察 / 花；茎が折れている</text:p>
          </table:table-cell>
          <table:table-cell table:style-name="ce16"/>
          <table:table-cell table:style-name="ce4"/>
          <table:table-cell table:style-name="ce4" office:value-type="string">
            <text:p>N-35-35-28.875732 E-139-34-49.599609</text:p>
          </table:table-cell>
          <table:table-cell table:style-name="ce39" table:formula="of:=IF([.E23]=&quot;&quot;;[.C23];CONCATENATE([.C23];&quot; / &quot;;[.E23]))" office:value-type="string" office:string-value=":PHOTO 記録用 / @自宅；東側；洗面所から見える；東の犬走り / 自然観察 / 花；茎が折れている">
            <text:p>:PHOTO 記録用 / @自宅；東側；洗面所から見える；東の犬走り / 自然観察 / 花；茎が折れている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09-05_07-18-13_000.jpg</text:p>
          </table:table-cell>
          <table:table-cell table:style-name="ce8" office:value-type="string">
            <text:p>:PHOTO 記録用 / @自宅；東側；洗面所から見える；東の犬走り / 自然観察 / 花；茎が折れている</text:p>
          </table:table-cell>
          <table:table-cell table:style-name="ce4"/>
          <table:table-cell table:style-name="ce4"/>
          <table:table-cell table:style-name="ce4" office:value-type="string">
            <text:p>N-35-35-28.875732 E-139-34-49.599609</text:p>
          </table:table-cell>
          <table:table-cell table:style-name="ce39" table:formula="of:=IF([.E24]=&quot;&quot;;[.C24];CONCATENATE([.C24];&quot; / &quot;;[.E24]))" office:value-type="string" office:string-value=":PHOTO 記録用 / @自宅；東側；洗面所から見える；東の犬走り / 自然観察 / 花；茎が折れている">
            <text:p>:PHOTO 記録用 / @自宅；東側；洗面所から見える；東の犬走り / 自然観察 / 花；茎が折れている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04_14-53-17_000.mp4</text:p>
          </table:table-cell>
          <table:table-cell table:style-name="ce8" office:value-type="string">
            <text:p>:VIDEO / @自室 / 記録 / knoten / 実演,perform / n-2020-0904-1 / knot=南京結び（万力結び）,for=how-to-tie</text:p>
          </table:table-cell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string" office:string-value=":VIDEO / @自室 / 記録 / knoten / 実演,perform / n-2020-0904-1 / knot=南京結び（万力結び）,for=how-to-tie">
            <text:p>:VIDEO / @自室 / 記録 / knoten / 実演,perform / n-2020-0904-1 / knot=南京結び（万力結び）,for=how-to-ti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04_18-46-17_000.mp4</text:p>
          </table:table-cell>
          <table:table-cell table:style-name="ce8" office:value-type="string">
            <text:p>:VIDEO / @自室 / 記録 / jap.flute / 演奏、play / f-2020-0904-1 / genr=f-N,R=1,for=prototype(theme)</text:p>
          </table:table-cell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string" office:string-value=":VIDEO / @自室 / 記録 / jap.flute / 演奏、play / f-2020-0904-1 / genr=f-N,R=1,for=prototype(theme)">
            <text:p>:VIDEO / @自室 / 記録 / jap.flute / 演奏、play / f-2020-0904-1 / genr=f-N,R=1,for=prototype(theme)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04_19-03-33_000.mp4</text:p>
          </table:table-cell>
          <table:table-cell table:style-name="ce8" office:value-type="string">
            <text:p>:VIDEO / @自室 / 記録 / jap.flute / 演奏、play / f-2020-0904-2 / genr=f-N,for=theme(non-prototype)</text:p>
          </table:table-cell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string" office:string-value=":VIDEO / @自室 / 記録 / jap.flute / 演奏、play / f-2020-0904-2 / genr=f-N,for=theme(non-prototype)">
            <text:p>:VIDEO / @自室 / 記録 / jap.flute / 演奏、play / f-2020-0904-2 / genr=f-N,for=theme(non-prototype)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04_20-19-16_000.mid</text:p>
          </table:table-cell>
          <table:table-cell table:style-name="ce8" office:value-type="string">
            <text:p>:in-mid / app=perfect-piano / 演奏、play / id-2020-0904-1 / category=melody,inst=flute</text:p>
          </table:table-cell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string" office:string-value=":in-mid / app=perfect-piano / 演奏、play / id-2020-0904-1 / category=melody,inst=flute">
            <text:p>:in-mid / app=perfect-piano / 演奏、play / id-2020-0904-1 / category=melody,inst=flut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04_22-18-50_000.mid</text:p>
          </table:table-cell>
          <table:table-cell table:style-name="ce8" office:value-type="string">
            <text:p>:in-mid / app=perfect-piano / 演奏、play / id-2020-0904-2 / category=melody,inst=flute</text:p>
          </table:table-cell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string" office:string-value=":in-mid / app=perfect-piano / 演奏、play / id-2020-0904-2 / category=melody,inst=flute">
            <text:p>:in-mid / app=perfect-piano / 演奏、play / id-2020-0904-2 / category=melody,inst=flut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04_23-22-13_000.mid</text:p>
          </table:table-cell>
          <table:table-cell table:style-name="ce8" office:value-type="string">
            <text:p>:in-mid / app=perfect-piano / 演奏、play / id-2020-0904-3 / category=melody,inst=flute</text:p>
          </table:table-cell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string" office:string-value=":in-mid / app=perfect-piano / 演奏、play / id-2020-0904-3 / category=melody,inst=flute">
            <text:p>:in-mid / app=perfect-piano / 演奏、play / id-2020-0904-3 / category=melody,inst=flut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05_08-09-16_000.mp4</text:p>
          </table:table-cell>
          <table:table-cell table:style-name="ce8" office:value-type="string">
            <text:p>:VIDEO / @自宅 / 体操 / ダンス、dance-original / d-2020-0905-1 / id=4g.n / for=脚の交差</text:p>
          </table:table-cell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string" office:string-value=":VIDEO / @自宅 / 体操 / ダンス、dance-original / d-2020-0905-1 / id=4g.n / for=脚の交差">
            <text:p>:VIDEO / @自宅 / 体操 / ダンス、dance-original / d-2020-0905-1 / id=4g.n / for=脚の交差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0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5">2020/09/05</text:date>, <text:time>09:00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05T09:00:26.25</dc:date>
    <dc:creator>iwabuchi ken</dc:creator>
    <meta:editing-duration>P25DT2H9M10S</meta:editing-duration>
    <meta:editing-cycles>9521</meta:editing-cycles>
    <meta:document-statistic meta:table-count="1" meta:cell-count="495" meta:object-count="0"/>
  </office:meta>
</office:document-meta>
</file>